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da3cb" officeooo:paragraph-rsid="001da3cb"/>
    </style:style>
    <style:style style:name="P2" style:family="paragraph" style:parent-style-name="Standard">
      <style:text-properties officeooo:paragraph-rsid="001da3cb"/>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list-style-name="L1">
      <style:paragraph-properties fo:margin-left="0cm" fo:margin-right="0cm" fo:text-indent="0cm" style:auto-text-indent="false"/>
    </style:style>
    <style:style style:name="P5" style:family="paragraph" style:parent-style-name="Text_20_body">
      <style:text-properties fo:font-weight="bold" officeooo:rsid="001eb205" officeooo:paragraph-rsid="001eb205" style:font-weight-asian="bold" style:font-weight-complex="bold"/>
    </style:style>
    <style:style style:name="T1" style:family="text">
      <style:text-properties officeooo:rsid="001da3cb"/>
    </style:style>
    <style:style style:name="T2" style:family="text">
      <style:text-properties fo:font-weight="bold"/>
    </style:style>
    <style:style style:name="T3" style:family="text">
      <style:text-properties fo:font-weight="bold" officeooo:rsid="001da3cb" style:font-weight-asian="bold"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IMPORTANTE: </text:span>En mi código de la <text:span text:style-name="T2">Parte 2</text:span>, he definido una variable llamada <text:span text:style-name="Source_20_Text">k_mag</text:span> con un valor de <text:span text:style-name="T2">1000</text:span>. <text:span text:style-name="T1">Quería hacer que</text:span> el sistema evolucione <text:span text:style-name="T2">10⁶ pasos</text:span>, <text:span text:style-name="T1">pero </text:span>hay que tener en cuenta cómo funciona mi función <text:span text:style-name="Source_20_Text">realizarPasoMonteCarlo</text:span>.</text:p>
      <text:p text:style-name="P3">Dentro de esa función, ya tengo un bucle que se repite N×N veces (que en mi caso, como la red es de 32×32, son <text:span text:style-name="T2">1024 intentos</text:span> individuales). Por tanto, cada vez que llamo a la función una sola vez, ya estoy intentando cambiar todos los espines de la red.</text:p>
      <text:p text:style-name="Text_20_body">Al poner <text:span text:style-name="Source_20_Text">k_mag = 1000</text:span> en el <text:span text:style-name="Source_20_Text">main</text:span>, lo que estoy haciendo realmente es multiplicar esos 1000 pasos de red completa por los 1024 espines que tiene mi red. El resultado total es:</text:p>
      <text:p text:style-name="P3">1000×1024=1.024.000 intentos de volteo</text:p>
      <text:p text:style-name="Text_20_body">Con esto consigo cumplir exactamente con el requisito del millón de pasos. De esta forma, me aseguro de que el sistema tenga tiempo suficiente para 'termalizar' (es decir, que llegue al equilibrio) antes de calcular la magnetización final para cada temperatura. </text:p>
      <text:p text:style-name="Text_20_body"/>
      <text:h text:style-name="Heading_20_3" text:outline-level="3">Análisis de los resultados: Magnetización vs. Temperatura</text:h>
      <text:p text:style-name="P5">He graficado la temperatura crítica teórica (2.27), que fue calculada por Lars Osanger en 1944</text:p>
      <text:p text:style-name="P3">Tras ejecutar la simulación para el barrido de temperaturas, la gráfica resultante muestra perfectamente la <text:span text:style-name="T2">transición de fase</text:span> del sistema. Lo primero que salta a la vista es que mi red de 32×32 se comporta exactamente como predice la teoría de Ising.</text:p>
      <text:p text:style-name="Text_20_body">He dividido el análisis en tres zonas clave para entender qué le ha pasado al "imán" que he programado:</text:p>
      <text:list text:style-name="L1">
        <text:list-item>
          <text:p text:style-name="P4"><text:span text:style-name="T2">Fase de orden total (Estado Ferromagnético):</text:span> En el rango de temperaturas bajas, entre T=1.0 y T=2.0, la magnetización media se mantiene pegada al <text:span text:style-name="T2">1.0</text:span>. Esto me indica que, aunque el código realiza un millón de intentos de volteo por cada temperatura, la energía de interacción entre los espines es tan fuerte que el "calor" no consigue desordenarlos. El sistema permanece en un estado ordenado donde casi todos los espines apuntan en la misma dirección; es decir, el material es un imán perfecto.</text:p>
        </text:list-item>
        <text:list-item>
          <text:p text:style-name="P4"><text:span text:style-name="T2">La Transición Crítica (Tc​):</text:span> Lo más interesante ocurre justo cuando me acerco a la línea roja que marca la <text:span text:style-name="T2">Temperatura Crítica teórica (T≈2.27)</text:span>. En este punto, la magnetización cae de forma brusca. Es aquí donde mi simulación capta el momento exacto en que la agitación térmica empieza a vencer a las fuerzas de alineación. Físicamente, el material está dejando de ser ferromagnético para pasar a ser paramagnético. Es impresionante ver cómo los puntos de mi simulación se ajustan tan bien a la vertical teórica de Onsager.</text:p>
        </text:list-item>
        <text:list-item>
          <text:p text:style-name="P4"><text:span text:style-name="T2">Fase de desorden y efectos de tamaño finito (Estado Paramagnético):</text:span> Para temperaturas altas (T&gt;2.5), la magnetización se desploma hacia valores muy bajos, cercanos a cero. Esto se debe a que los espines están tan agitados por el calor que apuntan de forma aleatoria, cancelándose unos con otros. Sin embargo, he notado que la curva no llega a ser un cero perfecto, sino que tiene unas pequeñas fluctuaciones o "zigzag". Entiendo que esto es un <text:span text:style-name="T2">efecto del tamaño finito</text:span> de mi red: como solo tengo 1024 espines y no una cantidad infinita, estadísticamente siempre hay un pequeño exceso de espines hacia un lado o hacia otro, lo que impide que la media sea exactamente cero.</text:p>
        </text:list-item>
      </text:list>
      <text:p text:style-name="Text_20_body"><text:soft-page-break/>En conclusión, la gráfica valida totalmente mi código de C++. Se ve claramente cómo el orden se rompe al calentar el sistema, pasando de una estructura sólida y organizada a un estado de ruido térmico total justo al cruzar la barrera de la temperatura crítica.</text:p>
      <text:p text:style-name="Text_20_body"/>
      <text:p text:style-name="Text_20_body"/>
      <text:p text:style-name="Text_20_body"/>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22T23:11:31.263124610</meta:creation-date>
    <meta:generator>LibreOffice/24.2.7.2$Linux_X86_64 LibreOffice_project/420$Build-2</meta:generator>
    <dc:date>2026-04-22T23:26:38.930514977</dc:date>
    <meta:editing-duration>PT3M37S</meta:editing-duration>
    <meta:editing-cycles>1</meta:editing-cycles>
    <meta:document-statistic meta:table-count="0" meta:image-count="0" meta:object-count="0" meta:page-count="2" meta:paragraph-count="13" meta:word-count="497" meta:character-count="3415" meta:non-whitespace-character-count="2436"/>
  </office:meta>
</office:document-meta>
</file>